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738" officeooo:paragraph-rsid="0016f738"/>
    </style:style>
    <style:style style:name="P2" style:family="paragraph" style:parent-style-name="Standard">
      <style:text-properties officeooo:rsid="0016f738" officeooo:paragraph-rsid="007cb3dd"/>
    </style:style>
    <style:style style:name="P3" style:family="paragraph" style:parent-style-name="Standard">
      <style:text-properties officeooo:paragraph-rsid="002f4577"/>
    </style:style>
    <style:style style:name="P4" style:family="paragraph" style:parent-style-name="Standard">
      <style:text-properties style:text-line-through-style="none" style:text-line-through-type="none" officeooo:rsid="00331a8b" officeooo:paragraph-rsid="00345b8b"/>
    </style:style>
    <style:style style:name="P5" style:family="paragraph" style:parent-style-name="Standard">
      <style:text-properties style:text-line-through-style="none" style:text-line-through-type="none" officeooo:rsid="00331a8b" officeooo:paragraph-rsid="00331a8b"/>
    </style:style>
    <style:style style:name="P6" style:family="paragraph" style:parent-style-name="Standard">
      <style:text-properties style:text-line-through-style="none" style:text-line-through-type="none" officeooo:rsid="00345b8b" officeooo:paragraph-rsid="00345b8b"/>
    </style:style>
    <style:style style:name="P7" style:family="paragraph" style:parent-style-name="Standard">
      <style:text-properties style:text-line-through-style="none" style:text-line-through-type="none" officeooo:rsid="00345b8b" officeooo:paragraph-rsid="00749d7c"/>
    </style:style>
    <style:style style:name="P8" style:family="paragraph" style:parent-style-name="Standard">
      <style:text-properties style:text-line-through-style="none" style:text-line-through-type="none" officeooo:rsid="00345b8b" officeooo:paragraph-rsid="00751be9"/>
    </style:style>
    <style:style style:name="P9" style:family="paragraph" style:parent-style-name="Standard">
      <style:text-properties style:text-line-through-style="none" style:text-line-through-type="none" officeooo:rsid="00369648" officeooo:paragraph-rsid="00369648"/>
    </style:style>
    <style:style style:name="P10" style:family="paragraph" style:parent-style-name="Standard">
      <style:text-properties style:text-line-through-style="none" style:text-line-through-type="none" officeooo:rsid="00369648" officeooo:paragraph-rsid="003d1bb0"/>
    </style:style>
    <style:style style:name="P11" style:family="paragraph" style:parent-style-name="Standard">
      <style:text-properties style:text-line-through-style="none" style:text-line-through-type="none" officeooo:rsid="00369648" officeooo:paragraph-rsid="003f324b"/>
    </style:style>
    <style:style style:name="P12" style:family="paragraph" style:parent-style-name="Standard">
      <style:text-properties style:text-line-through-style="none" style:text-line-through-type="none" officeooo:rsid="00328b04" officeooo:paragraph-rsid="004bb72c" fo:background-color="#dfcce4"/>
    </style:style>
    <style:style style:name="P13" style:family="paragraph" style:parent-style-name="Standard">
      <style:text-properties style:text-line-through-style="none" style:text-line-through-type="none" officeooo:rsid="00331a8b" officeooo:paragraph-rsid="00373b24" fo:background-color="#dfcce4"/>
    </style:style>
    <style:style style:name="P14" style:family="paragraph" style:parent-style-name="Standard">
      <style:text-properties style:text-line-through-style="none" style:text-line-through-type="none" officeooo:rsid="00331a8b" officeooo:paragraph-rsid="004bb72c" fo:background-color="#dfcce4"/>
    </style:style>
    <style:style style:name="P15" style:family="paragraph" style:parent-style-name="Standard">
      <style:text-properties style:text-line-through-style="none" style:text-line-through-type="none" officeooo:rsid="00331a8b" officeooo:paragraph-rsid="00528fd4" fo:background-color="#dfcce4"/>
    </style:style>
    <style:style style:name="P16" style:family="paragraph" style:parent-style-name="Standard">
      <style:text-properties style:text-line-through-style="none" style:text-line-through-type="none" officeooo:rsid="00331a8b" officeooo:paragraph-rsid="00548a7e" fo:background-color="#dfcce4"/>
    </style:style>
    <style:style style:name="P17" style:family="paragraph" style:parent-style-name="Standard">
      <style:text-properties style:text-line-through-style="none" style:text-line-through-type="none" officeooo:rsid="00369648" officeooo:paragraph-rsid="004d05d2" fo:background-color="#dfcce4"/>
    </style:style>
    <style:style style:name="P18" style:family="paragraph" style:parent-style-name="Standard">
      <style:text-properties style:text-line-through-style="none" style:text-line-through-type="none" officeooo:rsid="0055b97a" officeooo:paragraph-rsid="0055b97a" fo:background-color="#dfcce4"/>
    </style:style>
    <style:style style:name="P19" style:family="paragraph" style:parent-style-name="Standard">
      <style:text-properties style:text-line-through-style="none" style:text-line-through-type="none" officeooo:rsid="0055b97a" officeooo:paragraph-rsid="00583629" fo:background-color="#dfcce4"/>
    </style:style>
    <style:style style:name="P20" style:family="paragraph" style:parent-style-name="Standard">
      <style:text-properties style:text-line-through-style="none" style:text-line-through-type="none" officeooo:rsid="00328b04" officeooo:paragraph-rsid="00328b04"/>
    </style:style>
    <style:style style:name="P21" style:family="paragraph" style:parent-style-name="Standard">
      <style:text-properties style:text-line-through-style="none" style:text-line-through-type="none" officeooo:rsid="0057b677" officeooo:paragraph-rsid="0057b677"/>
    </style:style>
    <style:style style:name="P22" style:family="paragraph" style:parent-style-name="Standard">
      <style:text-properties style:text-line-through-style="none" style:text-line-through-type="none" officeooo:rsid="003a550c" officeooo:paragraph-rsid="003a550c" fo:background-color="#fff200"/>
    </style:style>
    <style:style style:name="P23" style:family="paragraph" style:parent-style-name="Standard">
      <style:text-properties style:text-line-through-style="solid" style:text-line-through-type="single" officeooo:rsid="00345b8b" officeooo:paragraph-rsid="00345b8b"/>
    </style:style>
    <style:style style:name="P24" style:family="paragraph" style:parent-style-name="Standard">
      <style:paragraph-properties fo:line-height="100%"/>
      <style:text-properties officeooo:paragraph-rsid="0019334a"/>
    </style:style>
    <style:style style:name="P25" style:family="paragraph" style:parent-style-name="Standard">
      <style:paragraph-properties fo:line-height="100%"/>
      <style:text-properties officeooo:paragraph-rsid="002aacde"/>
    </style:style>
    <style:style style:name="P26" style:family="paragraph" style:parent-style-name="Standard">
      <style:paragraph-properties fo:line-height="100%"/>
      <style:text-properties officeooo:paragraph-rsid="002f4577"/>
    </style:style>
    <style:style style:name="P27" style:family="paragraph" style:parent-style-name="Standard">
      <style:paragraph-properties fo:line-height="100%"/>
      <style:text-properties officeooo:paragraph-rsid="0025e001"/>
    </style:style>
    <style:style style:name="P28" style:family="paragraph" style:parent-style-name="Standard">
      <style:paragraph-properties fo:line-height="100%"/>
      <style:text-properties officeooo:paragraph-rsid="00296856"/>
    </style:style>
    <style:style style:name="P29" style:family="paragraph" style:parent-style-name="Standard">
      <style:paragraph-properties fo:line-height="100%"/>
      <style:text-properties officeooo:paragraph-rsid="005c655d"/>
    </style:style>
    <style:style style:name="P30" style:family="paragraph" style:parent-style-name="Standard">
      <style:paragraph-properties fo:line-height="100%"/>
      <style:text-properties officeooo:paragraph-rsid="005d0aa2"/>
    </style:style>
    <style:style style:name="P31" style:family="paragraph" style:parent-style-name="Standard">
      <style:paragraph-properties fo:line-height="100%"/>
      <style:text-properties officeooo:paragraph-rsid="005e2e1b"/>
    </style:style>
    <style:style style:name="P32" style:family="paragraph" style:parent-style-name="Standard">
      <style:paragraph-properties fo:line-height="100%"/>
      <style:text-properties officeooo:paragraph-rsid="0061938a"/>
    </style:style>
    <style:style style:name="P33" style:family="paragraph" style:parent-style-name="Standard">
      <style:paragraph-properties fo:line-height="100%"/>
      <style:text-properties officeooo:paragraph-rsid="0065f761"/>
    </style:style>
    <style:style style:name="P34" style:family="paragraph" style:parent-style-name="Standard">
      <style:paragraph-properties fo:line-height="100%"/>
      <style:text-properties fo:font-size="9pt" officeooo:rsid="0016f738" officeooo:paragraph-rsid="0019334a" style:font-size-asian="9pt" style:font-size-complex="9pt"/>
    </style:style>
    <style:style style:name="P35" style:family="paragraph" style:parent-style-name="Standard">
      <style:text-properties officeooo:rsid="00620d17" officeooo:paragraph-rsid="00620d17"/>
    </style:style>
    <style:style style:name="P36" style:family="paragraph" style:parent-style-name="Standard">
      <style:text-properties officeooo:rsid="006d554e" officeooo:paragraph-rsid="006d554e"/>
    </style:style>
    <style:style style:name="P37" style:family="paragraph" style:parent-style-name="Text_20_body">
      <style:paragraph-properties fo:margin-top="0cm" fo:margin-bottom="0cm" loext:contextual-spacing="false" fo:line-height="100%"/>
      <style:text-properties fo:font-size="9pt" style:font-size-asian="9pt" style:font-size-complex="9pt"/>
    </style:style>
    <style:style style:name="P38" style:family="paragraph" style:parent-style-name="Text_20_body">
      <style:paragraph-properties fo:line-height="100%"/>
    </style:style>
    <style:style style:name="P39" style:family="paragraph" style:parent-style-name="Text_20_body">
      <style:paragraph-properties fo:line-height="100%"/>
      <style:text-properties officeooo:paragraph-rsid="0019334a"/>
    </style:style>
    <style:style style:name="P40" style:family="paragraph" style:parent-style-name="Text_20_body">
      <style:paragraph-properties fo:line-height="100%"/>
      <style:text-properties fo:font-size="9pt" officeooo:paragraph-rsid="001d1b69" style:font-size-asian="9pt" style:font-size-complex="9pt"/>
    </style:style>
    <style:style style:name="P41" style:family="paragraph" style:parent-style-name="Text_20_body">
      <style:paragraph-properties fo:line-height="100%"/>
      <style:text-properties officeooo:rsid="0016f738" officeooo:paragraph-rsid="0016f738"/>
    </style:style>
    <style:style style:name="P42" style:family="paragraph" style:parent-style-name="Text_20_body">
      <style:paragraph-properties fo:margin-top="0cm" fo:margin-bottom="0.146cm" loext:contextual-spacing="false" fo:line-height="100%"/>
      <style:text-properties officeooo:paragraph-rsid="0040e5f0"/>
    </style:style>
    <style:style style:name="P43" style:family="paragraph" style:parent-style-name="Preformatted_20_Text">
      <style:text-properties style:text-line-through-style="none" style:text-line-through-type="none" officeooo:rsid="00345b8b" officeooo:paragraph-rsid="00345b8b"/>
    </style:style>
    <style:style style:name="P44" style:family="paragraph" style:parent-style-name="Preformatted_20_Text">
      <style:text-properties style:text-line-through-style="none" style:text-line-through-type="none" officeooo:rsid="00345b8b" officeooo:paragraph-rsid="004893f3"/>
    </style:style>
    <style:style style:name="P45" style:family="paragraph" style:parent-style-name="Preformatted_20_Text">
      <style:text-properties style:text-line-through-style="none" style:text-line-through-type="none" officeooo:rsid="00345b8b" officeooo:paragraph-rsid="00345b8b" fo:background-color="#89c765"/>
    </style:style>
    <style:style style:name="P46" style:family="paragraph" style:parent-style-name="Preformatted_20_Text">
      <style:text-properties officeooo:paragraph-rsid="0044a1d0"/>
    </style:style>
    <style:style style:name="P47" style:family="paragraph" style:parent-style-name="Preformatted_20_Text">
      <style:text-properties officeooo:paragraph-rsid="0047a9a0"/>
    </style:style>
    <style:style style:name="P48" style:family="paragraph" style:parent-style-name="Preformatted_20_Text">
      <style:text-properties fo:background-color="#89c765"/>
    </style:style>
    <style:style style:name="P49" style:family="paragraph" style:parent-style-name="Preformatted_20_Text">
      <style:paragraph-properties fo:line-height="100%"/>
      <style:text-properties officeooo:paragraph-rsid="0061938a"/>
    </style:style>
    <style:style style:name="P50" style:family="paragraph" style:parent-style-name="Preformatted_20_Text">
      <style:paragraph-properties fo:line-height="100%"/>
      <style:text-properties officeooo:paragraph-rsid="0062ca9e"/>
    </style:style>
    <style:style style:name="P51" style:family="paragraph" style:parent-style-name="Preformatted_20_Text">
      <style:text-properties officeooo:rsid="0016f738" officeooo:paragraph-rsid="0016f738"/>
    </style:style>
    <style:style style:name="P52" style:family="paragraph" style:parent-style-name="Preformatted_20_Text">
      <style:paragraph-properties fo:margin-top="0cm" fo:margin-bottom="0.499cm" loext:contextual-spacing="false"/>
    </style:style>
    <style:style style:name="P53" style:family="paragraph" style:parent-style-name="Preformatted_20_Text">
      <style:paragraph-properties fo:margin-top="0cm" fo:margin-bottom="0.499cm" loext:contextual-spacing="false" fo:line-height="100%"/>
      <style:text-properties officeooo:paragraph-rsid="0047a9a0"/>
    </style:style>
    <style:style style:name="P54" style:family="paragraph" style:parent-style-name="Preformatted_20_Text">
      <style:paragraph-properties fo:margin-top="0cm" fo:margin-bottom="0.097cm" loext:contextual-spacing="false"/>
    </style:style>
    <style:style style:name="P55" style:family="paragraph" style:parent-style-name="Heading_20_2">
      <style:text-properties style:text-line-through-style="none" style:text-line-through-type="none" fo:font-size="14pt" officeooo:paragraph-rsid="0047a9a0" style:font-size-asian="14pt" style:font-size-complex="14pt"/>
    </style:style>
    <style:style style:name="P56" style:family="paragraph" style:parent-style-name="Standard" style:list-style-name="L1">
      <style:text-properties officeooo:rsid="0016f738" officeooo:paragraph-rsid="0016f738" fo:background-color="transparent"/>
    </style:style>
    <style:style style:name="P57" style:family="paragraph" style:parent-style-name="Standard" style:list-style-name="L1">
      <style:text-properties officeooo:rsid="0016f738" officeooo:paragraph-rsid="0016f738" fo:background-color="#fff200"/>
    </style:style>
    <style:style style:name="P58" style:family="paragraph" style:parent-style-name="Standard" style:list-style-name="L3">
      <style:paragraph-properties fo:line-height="100%"/>
      <style:text-properties officeooo:paragraph-rsid="0019334a"/>
    </style:style>
    <style:style style:name="P59" style:family="paragraph" style:parent-style-name="Standard" style:list-style-name="L4">
      <style:paragraph-properties fo:line-height="100%"/>
      <style:text-properties officeooo:paragraph-rsid="0019334a"/>
    </style:style>
    <style:style style:name="P60" style:family="paragraph" style:parent-style-name="Standard" style:list-style-name="L7">
      <style:paragraph-properties fo:line-height="100%"/>
      <style:text-properties officeooo:paragraph-rsid="0019334a"/>
    </style:style>
    <style:style style:name="P61" style:family="paragraph" style:parent-style-name="Standard" style:list-style-name="L8">
      <style:paragraph-properties fo:line-height="100%"/>
      <style:text-properties officeooo:paragraph-rsid="0019334a"/>
    </style:style>
    <style:style style:name="P62" style:family="paragraph" style:parent-style-name="Standard">
      <style:text-properties style:text-line-through-style="none" style:text-line-through-type="none" officeooo:rsid="00345b8b" officeooo:paragraph-rsid="00751be9"/>
    </style:style>
    <style:style style:name="P63" style:family="paragraph" style:parent-style-name="Standard" style:list-style-name="L9">
      <style:paragraph-properties fo:margin-top="0cm" fo:margin-bottom="0cm" loext:contextual-spacing="false" fo:line-height="100%"/>
      <style:text-properties officeooo:paragraph-rsid="0019334a"/>
    </style:style>
    <style:style style:name="P64" style:family="paragraph" style:parent-style-name="Standard" style:list-style-name="L9">
      <style:paragraph-properties fo:margin-top="0cm" fo:margin-bottom="0cm" loext:contextual-spacing="false" fo:line-height="100%"/>
      <style:text-properties officeooo:paragraph-rsid="007d63fa"/>
    </style:style>
    <style:style style:name="P65" style:family="paragraph" style:parent-style-name="Text_20_body" style:list-style-name="L2">
      <style:paragraph-properties fo:line-height="100%"/>
    </style:style>
    <style:style style:name="P66" style:family="paragraph" style:parent-style-name="Text_20_body" style:list-style-name="L5">
      <style:paragraph-properties fo:line-height="100%"/>
      <style:text-properties officeooo:paragraph-rsid="001d1b69"/>
    </style:style>
    <style:style style:name="P67" style:family="paragraph" style:parent-style-name="Text_20_body" style:list-style-name="L5">
      <style:paragraph-properties fo:line-height="100%"/>
      <style:text-properties officeooo:paragraph-rsid="001d9e37"/>
    </style:style>
    <style:style style:name="P68" style:family="paragraph" style:parent-style-name="Text_20_body" style:list-style-name="L10">
      <style:paragraph-properties fo:line-height="100%"/>
      <style:text-properties officeooo:paragraph-rsid="006d0ef0"/>
    </style:style>
    <style:style style:name="P69" style:family="paragraph" style:parent-style-name="Text_20_body" style:list-style-name="L2">
      <style:paragraph-properties fo:margin-top="0cm" fo:margin-bottom="0cm" loext:contextual-spacing="false" fo:line-height="100%"/>
    </style:style>
    <style:style style:name="P70" style:family="paragraph" style:parent-style-name="Preformatted_20_Text" style:list-style-name="L10">
      <style:paragraph-properties fo:line-height="100%"/>
      <style:text-properties officeooo:paragraph-rsid="0063015a"/>
    </style:style>
    <style:style style:name="P71" style:family="paragraph" style:parent-style-name="Preformatted_20_Text" style:list-style-name="L10">
      <style:paragraph-properties fo:line-height="100%"/>
      <style:text-properties officeooo:paragraph-rsid="00296856"/>
    </style:style>
    <style:style style:name="P72" style:family="paragraph" style:parent-style-name="Preformatted_20_Text" style:list-style-name="L6">
      <style:paragraph-properties fo:margin-top="0cm" fo:margin-bottom="0cm" loext:contextual-spacing="false" fo:line-height="100%"/>
    </style:style>
    <style:style style:name="P73" style:family="paragraph" style:parent-style-name="Preformatted_20_Text" style:list-style-name="L7">
      <style:paragraph-properties fo:margin-top="0cm" fo:margin-bottom="0cm" loext:contextual-spacing="false" fo:line-height="100%"/>
    </style:style>
    <style:style style:name="T1" style:family="text">
      <style:text-properties fo:background-color="#dfcce4" loext:char-shading-value="0"/>
    </style:style>
    <style:style style:name="T2" style:family="text">
      <style:text-properties style:text-line-through-style="solid" style:text-line-through-type="single"/>
    </style:style>
    <style:style style:name="T3" style:family="text">
      <style:text-properties style:text-line-through-style="solid" style:text-line-through-type="single" fo:font-size="11pt" style:font-size-asian="11pt" style:font-size-complex="11pt"/>
    </style:style>
    <style:style style:name="T4" style:family="text">
      <style:text-properties officeooo:rsid="00328b04"/>
    </style:style>
    <style:style style:name="T5" style:family="text">
      <style:text-properties officeooo:rsid="00331a8b"/>
    </style:style>
    <style:style style:name="T6" style:family="text">
      <style:text-properties officeooo:rsid="00369648"/>
    </style:style>
    <style:style style:name="T7" style:family="text">
      <style:text-properties officeooo:rsid="00373b24"/>
    </style:style>
    <style:style style:name="T8" style:family="text">
      <style:text-properties officeooo:rsid="0043c87d"/>
    </style:style>
    <style:style style:name="T9" style:family="text">
      <style:text-properties officeooo:rsid="0044a1d0"/>
    </style:style>
    <style:style style:name="T10" style:family="text">
      <style:text-properties fo:font-size="11pt" style:font-size-asian="11pt" style:font-size-complex="11pt"/>
    </style:style>
    <style:style style:name="T11" style:family="text">
      <style:text-properties fo:font-size="11pt" officeooo:rsid="002f4577" style:font-size-asian="11pt" style:font-size-complex="11pt"/>
    </style:style>
    <style:style style:name="T12" style:family="text">
      <style:text-properties fo:font-size="11pt" officeooo:rsid="0025e001" style:font-size-asian="11pt" style:font-size-complex="11pt"/>
    </style:style>
    <style:style style:name="T13" style:family="text">
      <style:text-properties fo:font-size="11pt" officeooo:rsid="002837c0" style:font-size-asian="11pt" style:font-size-complex="11pt"/>
    </style:style>
    <style:style style:name="T14" style:family="text">
      <style:text-properties fo:font-size="11pt" officeooo:rsid="00296856" style:font-size-asian="11pt" style:font-size-complex="11pt"/>
    </style:style>
    <style:style style:name="T15" style:family="text">
      <style:text-properties fo:font-size="11pt" officeooo:rsid="005c655d" style:font-size-asian="11pt" style:font-size-complex="11pt"/>
    </style:style>
    <style:style style:name="T16" style:family="text">
      <style:text-properties fo:font-size="11pt" officeooo:rsid="005d0aa2" style:font-size-asian="11pt" style:font-size-complex="11pt"/>
    </style:style>
    <style:style style:name="T17" style:family="text">
      <style:text-properties fo:font-size="11pt" officeooo:rsid="005e2e1b" style:font-size-asian="11pt" style:font-size-complex="11pt"/>
    </style:style>
    <style:style style:name="T18" style:family="text">
      <style:text-properties fo:font-size="11pt" officeooo:rsid="00602ca7" style:font-size-asian="11pt" style:font-size-complex="11pt"/>
    </style:style>
    <style:style style:name="T19" style:family="text">
      <style:text-properties fo:font-size="11pt" officeooo:rsid="0061938a" style:font-size-asian="11pt" style:font-size-complex="11pt"/>
    </style:style>
    <style:style style:name="T20" style:family="text">
      <style:text-properties fo:font-size="11pt" officeooo:rsid="0062ca9e" style:font-size-asian="11pt" style:font-size-complex="11pt"/>
    </style:style>
    <style:style style:name="T21" style:family="text">
      <style:text-properties fo:font-size="11pt" officeooo:rsid="0063015a" style:font-size-asian="11pt" style:font-size-complex="11pt"/>
    </style:style>
    <style:style style:name="T22" style:family="text">
      <style:text-properties fo:font-size="11pt" officeooo:rsid="0065f761" style:font-size-asian="11pt" style:font-size-complex="11pt"/>
    </style:style>
    <style:style style:name="T23" style:family="text">
      <style:text-properties fo:font-size="11pt" fo:background-color="#dfcce4" loext:char-shading-value="0" style:font-size-asian="11pt" style:font-size-complex="11pt"/>
    </style:style>
    <style:style style:name="T24" style:family="text">
      <style:text-properties fo:font-size="11pt" officeooo:rsid="002aacde" fo:background-color="#dfcce4" loext:char-shading-value="0" style:font-size-asian="11pt" style:font-size-complex="11pt"/>
    </style:style>
    <style:style style:name="T25" style:family="text">
      <style:text-properties fo:font-size="11pt" officeooo:rsid="00296856" fo:background-color="#dfcce4" loext:char-shading-value="0" style:font-size-asian="11pt" style:font-size-complex="11pt"/>
    </style:style>
    <style:style style:name="T26" style:family="text">
      <style:text-properties fo:font-size="11pt" officeooo:rsid="007d63fa" fo:background-color="#dfcce4" loext:char-shading-value="0" style:font-size-asian="11pt" style:font-size-complex="11pt"/>
    </style:style>
    <style:style style:name="T27" style:family="text">
      <style:text-properties fo:font-size="11pt" officeooo:rsid="0065f761" fo:background-color="#fff200" loext:char-shading-value="0" style:font-size-asian="11pt" style:font-size-complex="11pt"/>
    </style:style>
    <style:style style:name="T28" style:family="text">
      <style:text-properties fo:font-size="11pt" officeooo:rsid="0065f761" fo:background-color="#c7a0cb" loext:char-shading-value="0" style:font-size-asian="11pt" style:font-size-complex="11pt"/>
    </style:style>
    <style:style style:name="T29" style:family="text">
      <style:text-properties fo:font-size="9pt" style:font-size-asian="9pt" style:font-size-complex="9pt"/>
    </style:style>
    <style:style style:name="T30" style:family="text">
      <style:text-properties fo:font-size="9pt" officeooo:rsid="001d9e37" style:font-size-asian="9pt" style:font-size-complex="9pt"/>
    </style:style>
    <style:style style:name="T31" style:family="text">
      <style:text-properties fo:font-size="9pt" officeooo:rsid="006d0ef0" style:font-size-asian="9pt" style:font-size-complex="9pt"/>
    </style:style>
    <style:style style:name="T32" style:family="text">
      <style:text-properties fo:font-size="9pt" fo:background-color="#e6ecf9" loext:char-shading-value="0" style:font-size-asian="9pt" style:font-size-complex="9pt"/>
    </style:style>
    <style:style style:name="T33" style:family="text">
      <style:text-properties fo:font-size="9pt" fo:background-color="#fff200" loext:char-shading-value="0" style:font-size-asian="9pt" style:font-size-complex="9pt"/>
    </style:style>
    <style:style style:name="T34" style:family="text">
      <style:text-properties fo:font-size="9pt" fo:background-color="#dfcce4" loext:char-shading-value="0" style:font-size-asian="9pt" style:font-size-complex="9pt"/>
    </style:style>
    <style:style style:name="T35" style:family="text">
      <style:text-properties fo:font-size="9pt" officeooo:rsid="0016f738" fo:background-color="#dfcce4" loext:char-shading-value="0" style:font-size-asian="9pt" style:font-size-complex="9pt"/>
    </style:style>
    <style:style style:name="T36" style:family="text">
      <style:text-properties fo:font-size="9pt" officeooo:rsid="002ff8b9" fo:background-color="#dfcce4" loext:char-shading-value="0" style:font-size-asian="9pt" style:font-size-complex="9pt"/>
    </style:style>
    <style:style style:name="T37" style:family="text">
      <style:text-properties fo:font-size="9pt" fo:font-style="italic" style:font-size-asian="9pt" style:font-size-complex="9pt"/>
    </style:style>
    <style:style style:name="T38" style:family="text">
      <style:text-properties fo:font-size="9pt" fo:font-weight="bold" officeooo:rsid="00296856" fo:background-color="#c7a0cb" loext:char-shading-value="0" style:font-size-asian="9pt" style:font-weight-asian="bold" style:font-size-complex="9pt" style:font-weight-complex="bold"/>
    </style:style>
    <style:style style:name="T39" style:family="text">
      <style:text-properties fo:font-size="9pt" fo:font-weight="bold" officeooo:rsid="006d0ef0" fo:background-color="#c7a0cb" loext:char-shading-value="0" style:font-size-asian="9pt" style:font-weight-asian="bold" style:font-size-complex="9pt" style:font-weight-complex="bold"/>
    </style:style>
    <style:style style:name="T40" style:family="text">
      <style:text-properties fo:font-size="9pt" fo:font-weight="bold" officeooo:rsid="006d0ef0" style:font-size-asian="9pt" style:font-weight-asian="bold" style:font-size-complex="9pt" style:font-weight-complex="bold"/>
    </style:style>
    <style:style style:name="T41" style:family="text">
      <style:text-properties officeooo:rsid="004d05d2"/>
    </style:style>
    <style:style style:name="T42" style:family="text">
      <style:text-properties officeooo:rsid="00542f31"/>
    </style:style>
    <style:style style:name="T43" style:family="text">
      <style:text-properties officeooo:rsid="00548a7e"/>
    </style:style>
    <style:style style:name="T44" style:family="text">
      <style:text-properties officeooo:rsid="0079dca8"/>
    </style:style>
    <style:style style:name="T45" style:family="text">
      <style:text-properties officeooo:rsid="007cb3dd"/>
    </style:style>
    <style:style style:name="T46" style:family="text">
      <style:text-properties officeooo:rsid="007dc39f"/>
    </style:style>
    <style:style style:name="T47" style:family="text">
      <style:text-properties officeooo:rsid="007f44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solvetic.com/tutoriales/article/3330-como-compartir-archivos-entre-ubuntu-y-windows-10/" text:style-name="Internet_20_link" text:visited-style-name="Visited_20_Internet_20_Link">https://www.solvetic.com/tutoriales/article/3330-como-compartir-archivos-entre-ubuntu-y-windows-10/</text:a></text:p>
      <text:p text:style-name="P1">sudo adduser javibautista plugdev</text:p>
      <text:p text:style-name="P1">sudo apt install samba <text:span text:style-name="T44">#permite compartir archivos ubuntu a windows</text:span></text:p>
      <text:p text:style-name="P51">sudo smbpasswd -a Nombre_Usuario</text:p>
      <text:p text:style-name="P51">ifconfig</text:p>
      <text:p text:style-name="P1">UBUNTU</text:p>
      <text:p text:style-name="P1">python3.6 -m pip install --user numpy</text:p>
      <text:p text:style-name="P2">python3.6 -m pip install --user <text:span text:style-name="T45">ipdb</text:span></text:p>
      <text:p text:style-name="P1"><text:a xlink:type="simple" xlink:href="https://docs.bluehosting.cl/tutoriales/servidores/de-la-teoria-a-la-practica-sudo-sudoers-y-visudo.html" text:style-name="Internet_20_link" text:visited-style-name="Visited_20_Internet_20_Link">https://docs.bluehosting.cl/tutoriales/servidores/de-la-teoria-a-la-practica-sudo-sudoers-y-visudo.html</text:a></text:p>
      <text:p text:style-name="P1">Se puede actualizar 1 paquete. Ejecute «apt list --upgradable» para verlo.</text:p>
      <text:p text:style-name="P1">bajar <text:a xlink:type="simple" xlink:href="https://bootstrap.pypa.io/get-pip.py" text:style-name="Internet_20_link" text:visited-style-name="Visited_20_Internet_20_Link">https://bootstrap.pypa.io/get-pip.py</text:a></text:p>
      <text:p text:style-name="P1">y luego $ python3.6 get-pip.py --user</text:p>
      <text:p text:style-name="P1"/>
      <text:p text:style-name="P1">pip3 install setuptools</text:p>
      <text:p text:style-name="P1"/>
      <text:p text:style-name="P36">PUPPYlinux</text:p>
      <text:p text:style-name="P36"><text:a xlink:type="simple" xlink:href="https://www.youtube.com/watch?v=Q6b4PTB4qGE" text:style-name="Internet_20_link" text:visited-style-name="Visited_20_Internet_20_Link">https://www.youtube.com/watch?v=Q6b4PTB4qGE</text:a></text:p>
      <text:p text:style-name="P36"><text:a xlink:type="simple" xlink:href="http://www.murga-linux.com/puppy/viewtopic.php?t=76948&amp;sid=2d8750e724c68cca3fae627f9802d5bf" text:style-name="Internet_20_link" text:visited-style-name="Visited_20_Internet_20_Link">http://www.murga-linux.com/puppy/viewtopic.php?t=76948&amp;sid=2d8750e724c68cca3fae627f9802d5bf</text:a></text:p>
      <text:p text:style-name="P36"/>
      <text:p text:style-name="P1"/>
      <text:p text:style-name="P35">que version <text:span text:style-name="T46">LINUX </text:span>tengo instalada:</text:p>
      <text:p text:style-name="P35">cat /etc/issue</text:p>
      <text:p text:style-name="P35">cat /etc/lsb-release</text:p>
      <text:p text:style-name="P35">cat /proc/version</text:p>
      <text:p text:style-name="P35">lsb_release -a</text:p>
      <text:p text:style-name="P35"/>
      <text:p text:style-name="P35">getconf LONG_BIT</text:p>
      <text:p text:style-name="P35">uname -m</text:p>
      <text:p text:style-name="P35"><text:a xlink:type="simple" xlink:href="https://www.youtube.com/watch?v=Ftwz9nOV1OE&amp;t=186s" text:style-name="Internet_20_link" text:visited-style-name="Visited_20_Internet_20_Link">https://www.youtube.com/watch?v=Ftwz9nOV1OE&amp;t=186s</text:a></text:p>
      <text:p text:style-name="P1"/>
      <text:p text:style-name="P1">Eliminar anuncios de error:</text:p>
      <text:list xml:id="list3056044019" text:style-name="L1">
        <text:list-item>
          <text:p text:style-name="P56">systemctl status systemd-journald</text:p>
        </text:list-item>
        <text:list-item>
          <text:p text:style-name="P57">sudo rm /var/crash/*</text:p>
        </text:list-item>
      </text:list>
      <text:p text:style-name="P1"/>
      <text:p text:style-name="P41"><text:span text:style-name="T32">Primero debes ejecutar la </text:span><text:span text:style-name="Source_20_Text"><text:span text:style-name="T32">update</text:span></text:span><text:span text:style-name="T32"> , luego </text:span><text:span text:style-name="Source_20_Text"><text:span text:style-name="T32">upgrade</text:span></text:span><text:span text:style-name="T32"> .</text:span><text:span text:style-name="T29"> Ninguno de ellos ejecuta automáticamente el otro. </text:span></text:p>
      <text:list xml:id="list729932925" text:style-name="L2">
        <text:list-item>
          <text:p text:style-name="P69"><text:span text:style-name="Source_20_Text"><text:span text:style-name="T36">sudo </text:span></text:span><text:span text:style-name="Source_20_Text"><text:span text:style-name="T34">apt-get update</text:span></text:span><text:span text:style-name="T34"> </text:span><text:span text:style-name="T29">actualiza la </text:span><text:span text:style-name="T33">lista</text:span><text:span text:style-name="T29"> de paquetes disponibles y sus versiones, pero no instala ni actualiza ningún paquete. </text:span></text:p>
        </text:list-item>
        <text:list-item>
          <text:p text:style-name="P65"><text:span text:style-name="Source_20_Text"><text:span text:style-name="T36">sudo </text:span></text:span><text:span text:style-name="Source_20_Text"><text:span text:style-name="T34">apt-get upgrade</text:span></text:span><text:span text:style-name="T29"> realmente </text:span><text:span text:style-name="T33">instala</text:span><text:span text:style-name="T29"> versiones más nuevas de los paquetes que tiene. Después de actualizar las listas, el administrador de paquetes conoce las actualizaciones disponibles para el software que ha instalado. Es por eso que primero desea </text:span><text:span text:style-name="Source_20_Text"><text:span text:style-name="T29">update</text:span></text:span><text:span text:style-name="T29"> . </text:span></text:p>
        </text:list-item>
      </text:list>
      <text:p text:style-name="P38"><text:span text:style-name="T29">Además, puede usar </text:span><text:span text:style-name="Source_20_Text"><text:span text:style-name="T29">apt-get update &amp;&amp; apt-get upgrade</text:span></text:span><text:span text:style-name="T29"> para hacer ambos pasos uno detrás del otro. </text:span></text:p>
      <text:p text:style-name="P34">Además, una forma rápida de ver qué binarios de python están instalados es: </text:p>
      <text:list xml:id="list1443445049" text:style-name="L3">
        <text:list-item>
          <text:p text:style-name="P58"><text:span text:style-name="Source_20_Text"><text:span text:style-name="T35">ls /usr/bin | grep python</text:span></text:span></text:p>
        </text:list-item>
      </text:list>
      <text:p text:style-name="P24"><text:span text:style-name="Source_20_Text"><text:span text:style-name="T29"/></text:span></text:p>
      <text:p text:style-name="P24"><text:span text:style-name="Source_20_Text"><text:span text:style-name="T29">Es mejor ejecutar </text:span></text:span></text:p>
      <text:list xml:id="list1313011627" text:style-name="L4">
        <text:list-item>
          <text:p text:style-name="P59"><text:span text:style-name="Source_20_Text"><text:span text:style-name="T34">ls /usr/bin/python* </text:span></text:span></text:p>
        </text:list-item>
      </text:list>
      <text:p text:style-name="P24"><text:span text:style-name="Source_20_Text"><text:span text:style-name="T29">(o ls /usr/bin/*python* si </text:span></text:span><text:span text:style-name="Source_20_Text"><text:span text:style-name="T37">realmente</text:span></text:span><text:span text:style-name="Source_20_Text"><text:span text:style-name="T29"> desea archivos con python en </text:span></text:span><text:span text:style-name="Source_20_Text"><text:span text:style-name="T37">cualquier parte</text:span></text:span><text:span text:style-name="Source_20_Text"><text:span text:style-name="T29"> del nombre). De esa manera, ls aún formatea su salida para un terminal (y obtiene varias columnas y, con el alias de ls predeterminado en Ubuntu, colorización).</text:span></text:span></text:p>
      <text:p text:style-name="P24"><text:span text:style-name="Source_20_Text"><text:span text:style-name="T29"/></text:span></text:p>
      <text:p text:style-name="P39"><text:span text:style-name="Source_20_Text"><text:span text:style-name="T29">Pero ver cada versión de python en tu sistema toma un poco más. </text:span></text:span></text:p>
      <text:p text:style-name="P40"><text:soft-page-break/>En Ubuntu podemos verificar la resolución con </text:p>
      <text:list xml:id="list3197081850" text:style-name="L5">
        <text:list-item>
          <text:p text:style-name="P66"><text:span text:style-name="Source_20_Text"><text:span text:style-name="T29">readlink -f $(which python)</text:span></text:span></text:p>
        </text:list-item>
        <text:list-item>
          <text:p text:style-name="P67"><text:span text:style-name="Source_20_Text"><text:span text:style-name="T29">readlink -f $(which python</text:span></text:span><text:span text:style-name="Source_20_Text"><text:span text:style-name="T30">3</text:span></text:span><text:span text:style-name="Source_20_Text"><text:span text:style-name="T29">)</text:span></text:span></text:p>
        </text:list-item>
      </text:list>
      <text:p text:style-name="P39"><text:span text:style-name="Source_20_Text"><text:span text:style-name="T29">Escriba lo siguiente en la terminal ( </text:span></text:span><text:span text:style-name="Source_20_Text"><text:span text:style-name="User_20_Entry"><text:span text:style-name="T29">Ctrl</text:span></text:span></text:span><text:span text:style-name="Source_20_Text"><text:span text:style-name="T29"> + </text:span></text:span><text:span text:style-name="Source_20_Text"><text:span text:style-name="User_20_Entry"><text:span text:style-name="T29">Alt</text:span></text:span></text:span><text:span text:style-name="Source_20_Text"><text:span text:style-name="T29"> + </text:span></text:span><text:span text:style-name="Source_20_Text"><text:span text:style-name="User_20_Entry"><text:span text:style-name="T29">T</text:span></text:span></text:span><text:span text:style-name="Source_20_Text"><text:span text:style-name="T29"> ): </text:span></text:span></text:p>
      <text:list xml:id="list4129890535" text:style-name="L6">
        <text:list-item>
          <text:p text:style-name="P72"><text:span text:style-name="Source_20_Text"><text:span text:style-name="T29">python -V</text:span></text:span><text:span text:style-name="T29"> </text:span></text:p>
        </text:list-item>
      </text:list>
      <text:p text:style-name="P37">o </text:p>
      <text:list xml:id="list3921636778" text:style-name="L7">
        <text:list-item>
          <text:p text:style-name="P73"><text:span text:style-name="Source_20_Text"><text:span text:style-name="T29">python --version</text:span></text:span><text:span text:style-name="T29"> </text:span></text:p>
        </text:list-item>
        <text:list-item>
          <text:p text:style-name="P60"><text:span text:style-name="Source_20_Text"><text:span text:style-name="T29">python -v te coloca en una consola de Python con los mensajes detallados activados.</text:span></text:span></text:p>
        </text:list-item>
      </text:list>
      <text:p text:style-name="P24"><text:span text:style-name="Source_20_Text"><text:span text:style-name="T10"/></text:span></text:p>
      <text:p text:style-name="P27"><text:span text:style-name="Source_20_Text"><text:span text:style-name="T12">Instalacion de profesor de practica:</text:span></text:span></text:p>
      <text:list xml:id="list2531117391" text:style-name="L8">
        <text:list-item>
          <text:p text:style-name="P61"><text:span text:style-name="Source_20_Text"><text:span text:style-name="T23">python3.6 -m pip install --user ipython docopt moviepy</text:span></text:span></text:p>
        </text:list-item>
      </text:list>
      <text:p text:style-name="P24"><text:span text:style-name="Source_20_Text"><text:span text:style-name="T10"/></text:span></text:p>
      <text:p text:style-name="P24"><text:span text:style-name="Source_20_Text"><text:span text:style-name="T10">Puede descargar Video con este comando </text:span></text:span><text:span text:style-name="Source_20_Text"><text:span text:style-name="T13">(</text:span></text:span><text:span text:style-name="Source_20_Text"><text:span text:style-name="T10">si tiene instalado Youtube-dl</text:span></text:span><text:span text:style-name="Source_20_Text"><text:span text:style-name="T13">)</text:span></text:span><text:span text:style-name="Source_20_Text"><text:span text:style-name="T10">:</text:span></text:span></text:p>
      <text:list xml:id="list1330950099" text:style-name="L9">
        <text:list-item>
          <text:p text:style-name="P63"><text:span text:style-name="Source_20_Text"><text:span text:style-name="T23">python3.6 -m pip install --user youtube-dl</text:span></text:span></text:p>
        </text:list-item>
        <text:list-item>
          <text:p text:style-name="P64"><text:span text:style-name="Source_20_Text"><text:span text:style-name="T23">python3.6 -m pip install --user youtube-dl -</text:span></text:span><text:span text:style-name="Source_20_Text"><text:span text:style-name="T26">U #update</text:span></text:span></text:p>
        </text:list-item>
      </text:list>
      <text:p text:style-name="P24"><text:span text:style-name="Source_20_Text"><text:span text:style-name="T10"/></text:span></text:p>
      <text:h text:style-name="P55" text:outline-level="2">Installing FFmpeg in Ubuntu</text:h>
      <text:p text:style-name="P47"><text:span text:style-name="Source_20_Text"><text:span text:style-name="T1">sudo add-apt-repository ppa:mc3man/trusty-media <text:s/></text:span></text:span></text:p>
      <text:p text:style-name="P47"><text:span text:style-name="Source_20_Text"><text:span text:style-name="T1">sudo apt-get update <text:s/></text:span></text:span></text:p>
      <text:p text:style-name="P47"><text:span text:style-name="Source_20_Text"><text:span text:style-name="T1">sudo apt-get install ffmpeg <text:s/></text:span></text:span></text:p>
      <text:p text:style-name="P53"><text:span text:style-name="Source_20_Text"><text:span text:style-name="T25">sudo apt-get install frei0r-plugins </text:span></text:span><text:span text:style-name="Source_20_Text"><text:span text:style-name="T14"><text:s/></text:span></text:span></text:p>
      <text:p text:style-name="P29"><text:span text:style-name="Source_20_Text"><text:span text:style-name="T15">Abrir terminal root:</text:span></text:span></text:p>
      <text:p text:style-name="P28"><text:span text:style-name="Source_20_Text"><text:span text:style-name="T14">sudo -H gnome-terminal</text:span></text:span></text:p>
      <text:p text:style-name="P28"><text:span text:style-name="Source_20_Text"><text:span text:style-name="T14"/></text:span></text:p>
      <text:p text:style-name="P30"><text:span text:style-name="Source_20_Text"><text:span text:style-name="T16">instalar el gestor de </text:span></text:span><text:span text:style-name="Source_20_Text"><text:span text:style-name="T17">instalación</text:span></text:span><text:span text:style-name="Source_20_Text"><text:span text:style-name="T16"> synaptic:</text:span></text:span></text:p>
      <text:p text:style-name="P28"><text:span text:style-name="Source_20_Text"><text:span text:style-name="T14">sudo apt install synaptic gdebi</text:span></text:span></text:p>
      <text:p text:style-name="P28"><text:span text:style-name="Source_20_Text"><text:span text:style-name="T14"/></text:span></text:p>
      <text:p text:style-name="P31"><text:span text:style-name="Source_20_Text"><text:span text:style-name="T17">activar filtro rápida de búsqueda en synaptic:</text:span></text:span></text:p>
      <text:p text:style-name="P31"><text:span text:style-name="Source_20_Text"><text:span text:style-name="T17">sudo apt install apt-xapian-index</text:span></text:span></text:p>
      <text:p text:style-name="P31"><text:span text:style-name="Source_20_Text"><text:span text:style-name="T17">sudo update-apt-xapian-index -vf</text:span></text:span></text:p>
      <text:p text:style-name="P28"><text:span text:style-name="Source_20_Text"><text:span text:style-name="T14"/></text:span></text:p>
      <text:p text:style-name="P31"><text:span text:style-name="Source_20_Text"><text:span text:style-name="T17">instalar apariencia</text:span></text:span><text:span text:style-name="Source_20_Text"><text:span text:style-name="T18">(ampliar retoques</text:span></text:span><text:span text:style-name="Source_20_Text"><text:span text:style-name="T19">)</text:span></text:span><text:span text:style-name="Source_20_Text"><text:span text:style-name="T17">:</text:span></text:span></text:p>
      <text:p text:style-name="P31"><text:span text:style-name="Source_20_Text"><text:span text:style-name="T17">sudo apt install gnome-tweak-tool</text:span></text:span></text:p>
      <text:p text:style-name="P31"><text:span text:style-name="Source_20_Text"><text:span text:style-name="T17"/></text:span></text:p>
      <text:p text:style-name="P32"><text:span text:style-name="Source_20_Text"><text:span text:style-name="T19">instalar temas e icono (extra):</text:span></text:span></text:p>
      <text:p text:style-name="P32"><text:span text:style-name="Source_20_Text"><text:span text:style-name="T19">sudo apt install arc-theme papirus-icon-theme</text:span></text:span></text:p>
      <text:p text:style-name="P32"><text:span text:style-name="Source_20_Text"><text:span text:style-name="T19">y de adapta tambien:</text:span></text:span></text:p>
      <text:p text:style-name="P32"><text:a xlink:type="simple" xlink:href="https://github.com/adapta-project/adapta-gtk-theme" text:style-name="Internet_20_link" text:visited-style-name="Visited_20_Internet_20_Link"><text:span text:style-name="Source_20_Text"><text:span text:style-name="T19">https://github.com/adapta-project/adapta-gtk-theme</text:span></text:span></text:a></text:p>
      <text:p text:style-name="P32"><text:a xlink:type="simple" xlink:href="https://launchpad.net/~tista/+archive/ubuntu/adapta" text:style-name="Internet_20_link" text:visited-style-name="Visited_20_Internet_20_Link"><text:span text:style-name="Source_20_Text"><text:span text:style-name="T19">https://launchpad.net/~tista/+archive/ubuntu/adapta</text:span></text:span></text:a></text:p>
      <text:p text:style-name="P49"><text:bookmark text:name="yui_3_10_3_1_1555822931369_70"/><text:span text:style-name="Source_20_Text"><text:span text:style-name="T19">sudo add-apt-repository ppa:tista/adapta</text:span></text:span></text:p>
      <text:p text:style-name="P50"><text:span text:style-name="Source_20_Text"><text:span text:style-name="T20">ver si es compatible con tu version(UBUNTU-Bionic):</text:span></text:span></text:p>
      <text:p text:style-name="P50"><text:span text:style-name="Source_20_Text"><text:span text:style-name="T20">sudo apt install adapta-gtk-theme</text:span></text:span></text:p>
      <text:p text:style-name="P32"><text:span text:style-name="Source_20_Text"><text:span text:style-name="T19"/></text:span></text:p>
      <text:list xml:id="list2966619778" text:style-name="L10">
        <text:list-item>
          <text:p text:style-name="P70"><text:span text:style-name="Source_20_Text"><text:span text:style-name="T21">habilitar GNOME SHELL:</text:span></text:span></text:p>
        </text:list-item>
        <text:list-item>
          <text:p text:style-name="P70"><text:a xlink:type="simple" xlink:href="https://wiki.gnome.org/Projects/GnomeShellIntegrationForChrome/Installation" text:style-name="Internet_20_link" text:visited-style-name="Visited_20_Internet_20_Link"><text:span text:style-name="Source_20_Text"><text:span text:style-name="T21">https://wiki.gnome.org/Projects/GnomeShellIntegrationForChrome/Installation</text:span></text:span></text:a></text:p>
        </text:list-item>
        <text:list-item>
          <text:p text:style-name="P71"><text:span text:style-name="Source_20_Text"><text:span text:style-name="T14">sudo apt install chrome-gnome-shell</text:span></text:span></text:p>
        </text:list-item>
        <text:list-item>
          <text:p text:style-name="P68"><text:span text:style-name="User_20_Entry"><text:span text:style-name="T38">Alt</text:span></text:span><text:span text:style-name="Source_20_Text"><text:span text:style-name="T38">+</text:span></text:span><text:span text:style-name="Source_20_Text"><text:span text:style-name="T39">F2</text:span></text:span><text:span text:style-name="Source_20_Text"><text:span text:style-name="T40"> R </text:span></text:span><text:span text:style-name="Source_20_Text"><text:span text:style-name="T31">reinica la shell</text:span></text:span></text:p>
        </text:list-item>
      </text:list>
      <text:p text:style-name="P28"><text:span text:style-name="Source_20_Text"><text:span text:style-name="T14"/></text:span></text:p>
      <text:p text:style-name="P28"><text:span text:style-name="Source_20_Text"><text:span text:style-name="T14"/></text:span></text:p>
      <text:p text:style-name="P33"><text:span text:style-name="Source_20_Text"><text:span text:style-name="T27">INSTALAR SIMPLE SCREEN RECODER:</text:span></text:span></text:p>
      <text:p text:style-name="P33"><text:a xlink:type="simple" xlink:href="https://ubunlog.com/simple-screen-recorder-grabar-pantalla/" text:style-name="Internet_20_link" text:visited-style-name="Visited_20_Internet_20_Link"><text:span text:style-name="Source_20_Text"><text:span text:style-name="T28">https://ubunlog.com/simple-screen-recorder-grabar-pantalla/</text:span></text:span></text:a></text:p>
      <text:p text:style-name="P33"><text:soft-page-break/><text:a xlink:type="simple" xlink:href="https://www.youtube.com/watch?v=j-FJpGAZC54" text:style-name="Internet_20_link" text:visited-style-name="Visited_20_Internet_20_Link"><text:span text:style-name="Source_20_Text"><text:span text:style-name="T28">https://www.youtube.com/watch?v=j-FJpGAZC54</text:span></text:span></text:a></text:p>
      <text:p text:style-name="P33"><text:span text:style-name="Source_20_Text"><text:span text:style-name="T22">sudo apt update</text:span></text:span></text:p>
      <text:p text:style-name="P28"><text:span text:style-name="Source_20_Text"><text:span text:style-name="T14">sudo add-apt-repository ppa:maarten-baert/simplescreenrecorder</text:span></text:span></text:p>
      <text:p text:style-name="P28"><text:span text:style-name="Source_20_Text"><text:span text:style-name="T14">sudo apt update</text:span></text:span></text:p>
      <text:p text:style-name="P28"><text:span text:style-name="Source_20_Text"><text:span text:style-name="T14">sudo apt install simplescreenrecorder</text:span></text:span></text:p>
      <text:p text:style-name="P28"><text:span text:style-name="Source_20_Text"><text:span text:style-name="T14"/></text:span></text:p>
      <text:p text:style-name="P28"><text:span text:style-name="Source_20_Text"><text:span text:style-name="T14"/></text:span></text:p>
      <text:p text:style-name="P28"><text:a xlink:type="simple" xlink:href="https://www.atareao.es/como/root-o-sudo-como-un-administrador/" text:style-name="Internet_20_link" text:visited-style-name="Visited_20_Internet_20_Link"><text:span text:style-name="Source_20_Text"><text:span text:style-name="T14">https://www.atareao.es/como/root-o-sudo-como-un-administrador/</text:span></text:span></text:a></text:p>
      <text:p text:style-name="P28"><text:a xlink:type="simple" xlink:href="https://www.linuxadictos.com/usar-sudo-sin-contrasena.html" text:style-name="Internet_20_link" text:visited-style-name="Visited_20_Internet_20_Link"><text:span text:style-name="Source_20_Text"><text:span text:style-name="T14">https://www.linuxadictos.com/usar-sudo-sin-contrasena.html</text:span></text:span></text:a></text:p>
      <text:p text:style-name="P28"><text:span text:style-name="Source_20_Text"><text:span text:style-name="T14"/></text:span></text:p>
      <text:p text:style-name="P28"><text:span text:style-name="Source_20_Text"><text:span text:style-name="T14"/></text:span></text:p>
      <text:p text:style-name="P28"><text:span text:style-name="Source_20_Text"><text:span text:style-name="T14">para descargar videos desde la terminal:</text:span></text:span></text:p>
      <text:p text:style-name="P24"><text:span text:style-name="Source_20_Text"><text:span text:style-name="T10">UBUNTU:~$ python3.6 -m youtube_dl https://www.youtube.com/watch?v=lZwRj2bCJ5o</text:span></text:span></text:p>
      <text:p text:style-name="P24"><text:span text:style-name="Source_20_Text"><text:span text:style-name="T10">[youtube] lZwRj2bCJ5o: Downloading webpage</text:span></text:span></text:p>
      <text:p text:style-name="P24"><text:span text:style-name="Source_20_Text"><text:span text:style-name="T10">[youtube] lZwRj2bCJ5o: Downloading video info webpage</text:span></text:span></text:p>
      <text:p text:style-name="P24"><text:span text:style-name="Source_20_Text"><text:span text:style-name="T10">[download] Destination: </text:span></text:span><text:span text:style-name="Source_20_Text"><text:span text:style-name="T23">Gatos que no saben saltar, los más torpes de internet-lZwRj2bCJ5o.mp4</text:span></text:span></text:p>
      <text:p text:style-name="P24"><text:span text:style-name="Source_20_Text"><text:span text:style-name="T10">[download] 100% of 16.31MiB in 00:27</text:span></text:span></text:p>
      <text:p text:style-name="P24"><text:span text:style-name="Source_20_Text"><text:span text:style-name="T10"/></text:span></text:p>
      <text:p text:style-name="P25"><text:span text:style-name="Source_20_Text"><text:span text:style-name="T24">Faltante de imageio_ffmpeg(2.5.0):</text:span></text:span></text:p>
      <text:p text:style-name="P24"><text:span text:style-name="Source_20_Text"><text:span text:style-name="T3">UBUNTU:~$ sudo pip3 install imageio==2.4.1</text:span></text:span></text:p>
      <text:p text:style-name="P24"><text:span text:style-name="Source_20_Text"><text:span text:style-name="T10"/></text:span></text:p>
      <text:p text:style-name="P26"><text:span text:style-name="Source_20_Text"><text:span text:style-name="T11">reparar error</text:span></text:span></text:p>
      <text:p text:style-name="P3"><text:span text:style-name="Source_20_Text"><text:span text:style-name="T2">UBUNTU:~$ </text:span></text:span><text:span text:style-name="T2">python3.6 -m pip install --user --upgrade git+git://github.com/Zulko/moviepy</text:span></text:p>
      <text:p text:style-name="P3"><text:span text:style-name="Source_20_Text"/></text:p>
      <text:p text:style-name="P20"><text:a xlink:type="simple" xlink:href="http://zulko.github.io/blog/2014/01/23/making-animated-gifs-from-video-files-with-python/" text:style-name="Internet_20_link" text:visited-style-name="Visited_20_Internet_20_Link">http://zulko.github.io/blog/2014/01/23/making-animated-gifs-from-video-files-with-python/</text:a></text:p>
      <text:p text:style-name="P20">___________________________</text:p>
      <text:p text:style-name="P19"><text:span text:style-name="Source_20_Text">UBUNTU:~$ </text:span>python3.6 -m IPython</text:p>
      <text:p text:style-name="P18">PRACTICO GIF</text:p>
      <text:p text:style-name="P13"/>
      <text:p text:style-name="P13">from moviepy.editor import VideoFileClip, concatenate_videoclips, vfx</text:p>
      <text:p text:style-name="P12">v = VideoFileClip(‘cat.mp4’) <text:span text:style-name="T42">#introducimos el video a una variable</text:span></text:p>
      <text:p text:style-name="P12">v2= v.subclip(<text:span text:style-name="T5">1</text:span>, <text:span text:style-name="T5">2</text:span>) <text:span text:style-name="T42">#tomamos los segundos del 1 al 2</text:span></text:p>
      <text:p text:style-name="P14">v3= v2.fx(vfx.time_mirror) <text:span text:style-name="T42"># llamamos a la funcion espejo de tiempo</text:span></text:p>
      <text:p text:style-name="P17">vfinal= concatenate_videoclip<text:span text:style-name="T4">s</text:span>([v2, v3]).<text:span text:style-name="T41">resize(0.25) #aqui va punto para una nueva funcion</text:span></text:p>
      <text:p text:style-name="P15">v<text:span text:style-name="T6">final</text:span>.write_gif(‘<text:span text:style-name="T6">catBoomerang</text:span>.gif’,<text:span text:style-name="T41"> fps=15</text:span>) <text:span text:style-name="T42">#aqui si va coma luego del gif</text:span></text:p>
      <text:p text:style-name="P15"/>
      <text:p text:style-name="P16">!<text:span text:style-name="T7">eog catBoomerang</text:span>.gif <text:span text:style-name="T43">#reproduzco el practico final</text:span></text:p>
      <text:p text:style-name="P5">-------------------------</text:p>
      <text:p text:style-name="P4">v3= v2.fx(vfx.time_mirror)</text:p>
      <text:p text:style-name="P6">v.subclip(33, 37).fx(vfx.time_mirror).write_gif(catBoomerang.gif)</text:p>
      <text:p text:style-name="P6">---------------------------</text:p>
      <text:p text:style-name="P43">import gizeh</text:p>
      <text:p text:style-name="Preformatted_20_Text">import moviepy.editor as mpy</text:p>
      <text:p text:style-name="Preformatted_20_Text"/>
      <text:p text:style-name="Preformatted_20_Text">def make_frame(t):</text:p>
      <text:p text:style-name="Preformatted_20_Text"><text:s text:c="4"/>surface = gizeh.Surface(128,128) # width, height</text:p>
      <text:p text:style-name="Preformatted_20_Text"><text:s text:c="4"/>radius = W*(1+ (t*(2-t))**2 )/6 # the radius varies over time</text:p>
      <text:p text:style-name="Preformatted_20_Text"><text:s text:c="4"/>circle = gizeh.circle(radius, xy = (64,64), fill=(1,0,0))</text:p>
      <text:p text:style-name="Preformatted_20_Text"><text:s text:c="4"/>circle.draw(surface)</text:p>
      <text:p text:style-name="Preformatted_20_Text"><text:s text:c="4"/>return surface.get_npimage() # returns a 8-bit RGB array</text:p>
      <text:p text:style-name="Preformatted_20_Text"/>
      <text:p text:style-name="Preformatted_20_Text">clip = mpy.VideoClip(make_frame, duration=2) # 2 seconds</text:p>
      <text:p text:style-name="P54">clip.write_gif("circle.gif",fps=15)</text:p>
      <text:p text:style-name="P6">----------------------------------------</text:p>
      <text:p text:style-name="P43"><text:span text:style-name="Source_20_Text">from moviepy.editor import *</text:span></text:p>
      <text:p text:style-name="Preformatted_20_Text"><text:soft-page-break/></text:p>
      <text:p text:style-name="Preformatted_20_Text"><text:span text:style-name="Source_20_Text">clip = (VideoFileClip("frozen_trailer.mp4")</text:span></text:p>
      <text:p text:style-name="Preformatted_20_Text"><text:span text:style-name="Source_20_Text"><text:s text:c="8"/>.subclip((1,22.65),(1,23.2)) </text:span><text:span text:style-name="Source_20_Text"><text:span text:style-name="T8">#1min22zeg</text:span></text:span></text:p>
      <text:p text:style-name="Preformatted_20_Text"><text:span text:style-name="Source_20_Text"><text:s text:c="8"/>.resize(0.3))</text:span></text:p>
      <text:p text:style-name="P54"><text:span text:style-name="Source_20_Text">clip.write_gif("use_your_head.gif"</text:span></text:p>
      <text:p text:style-name="P6">----------------------------------------</text:p>
      <text:p text:style-name="P43"><text:span text:style-name="Source_20_Text">kris_sven = (VideoFileClip("frozen_trailer.mp4")</text:span></text:p>
      <text:p text:style-name="Preformatted_20_Text"><text:span text:style-name="Source_20_Text"><text:s text:c="13"/>.subclip((1,13.4),(1,13.9))</text:span></text:p>
      <text:p text:style-name="Preformatted_20_Text"><text:span text:style-name="Source_20_Text"><text:s text:c="13"/>.resize(0.5)</text:span></text:p>
      <text:p text:style-name="P46"><text:span text:style-name="Source_20_Text"><text:s text:c="13"/>.crop(x1=145,x2=400)) # rem</text:span><text:span text:style-name="Source_20_Text"><text:span text:style-name="T9">ue</text:span></text:span><text:span text:style-name="Source_20_Text">ve </text:span><text:span text:style-name="Source_20_Text"><text:span text:style-name="T9">bordes Izq-Der</text:span></text:span></text:p>
      <text:p text:style-name="P52"><text:span text:style-name="Source_20_Text">kris_sven.write_gif("kris_sven.gif")</text:span></text:p>
      <text:p text:style-name="P6">-----------------------------------------</text:p>
      <text:p text:style-name="P43"><text:span text:style-name="Source_20_Text">anna_olaf = (VideoFileClip("frozen_trailer.mp4")</text:span></text:p>
      <text:p text:style-name="Preformatted_20_Text"><text:span text:style-name="Source_20_Text"><text:s text:c="13"/>.subclip(87.9,88.1)</text:span></text:p>
      <text:p text:style-name="Preformatted_20_Text"><text:span text:style-name="Source_20_Text"><text:s text:c="13"/>.speedx(0.5) # Play at half speed</text:span></text:p>
      <text:p text:style-name="Preformatted_20_Text"><text:span text:style-name="Source_20_Text"><text:s text:c="13"/>.resize(.4))</text:span></text:p>
      <text:p text:style-name="Preformatted_20_Text"/>
      <text:p text:style-name="Preformatted_20_Text"><text:span text:style-name="Source_20_Text">snapshot = (anna_olaf</text:span></text:p>
      <text:p text:style-name="Preformatted_20_Text"><text:span text:style-name="Source_20_Text"><text:s text:c="12"/>.crop(x2= anna_olaf.w/2) # remove right half</text:span></text:p>
      <text:p text:style-name="Preformatted_20_Text"><text:span text:style-name="Source_20_Text"><text:s text:c="12"/>.to_ImageClip(0.2) # snapshot of the clip at t=0.2s</text:span></text:p>
      <text:p text:style-name="Preformatted_20_Text"><text:span text:style-name="Source_20_Text"><text:s text:c="12"/>.set_duration(anna_olaf.duration))</text:span></text:p>
      <text:p text:style-name="Preformatted_20_Text"/>
      <text:p text:style-name="Preformatted_20_Text"><text:span text:style-name="Source_20_Text">composition = CompositeVideoClip([anna_olaf, snapshot])</text:span></text:p>
      <text:p text:style-name="P52"><text:span text:style-name="Source_20_Text">composition.write_gif('anna_olaf.gif', fps=15)</text:span></text:p>
      <text:p text:style-name="P6">-------------------------------------------</text:p>
      <text:p text:style-name="P6"/>
      <text:p text:style-name="P6"/>
      <text:p text:style-name="P6"/>
      <text:p text:style-name="P6"/>
      <text:p text:style-name="P44"><text:s/>-------------------</text:p>
      <text:p text:style-name="P44"><text:s/># VIDEOCLIPS</text:p>
      <text:p text:style-name="Preformatted_20_Text"><text:s/>clip = VideoClip ( make_frame , duration = 4 ) # para animaciones personalizadas (ver más abajo)</text:p>
      <text:p text:style-name="Preformatted_20_Text"><text:s/>clip = VideoFileClip ( "my_video_file.mp4" ) # o .avi, .webm, .gif ...</text:p>
      <text:p text:style-name="Preformatted_20_Text"><text:s/>clip = ImageSequenceClip ([ 'image_file1.jpeg' , ... ], fps = 24 )</text:p>
      <text:p text:style-name="Preformatted_20_Text"><text:s/>clip = ImageClip ( "my_picture.png" ) # o .jpeg, .tiff, ...</text:p>
      <text:p text:style-name="Preformatted_20_Text"><text:s/>clip = TextClip ( "Hello!" , font = "Amiri-Bold" , tamaño de letra = 70 , color = "negro" )</text:p>
      <text:p text:style-name="Preformatted_20_Text"><text:s/>clip = ColorClip ( tamaño = ( 460 , 380 ), color = [ R , G , B ])</text:p>
      <text:p text:style-name="Preformatted_20_Text"/>
      <text:p text:style-name="Preformatted_20_Text"><text:s/># CLIPS DE AUDIO</text:p>
      <text:p text:style-name="Preformatted_20_Text"><text:s/>clip = AudioFileClip ( "my_audiofile.mp3" ) # o .ogg, .wav ... o un video!</text:p>
      <text:p text:style-name="Preformatted_20_Text"><text:s/>clip = AudioArrayClip ( numpy_array , fps = 44100 ) # de una matriz numérica</text:p>
      <text:p text:style-name="P52"><text:s/>clip = AudioClip ( make_frame , duration = 3 ) # usa una función make_frame (t)</text:p>
      <text:p text:style-name="P6">--------------------------</text:p>
      <text:p text:style-name="P6"><text:a xlink:type="simple" xlink:href="https://github.com/Zulko/moviepy/pull/698" text:style-name="Internet_20_link" text:visited-style-name="Visited_20_Internet_20_Link">https://github.com/Zulko/moviepy/pull/698</text:a></text:p>
      <text:p text:style-name="P45"># Single threaded</text:p>
      <text:p text:style-name="Preformatted_20_Text">def concat_clips():</text:p>
      <text:p text:style-name="Preformatted_20_Text"><text:s text:c="4"/>files = [</text:p>
      <text:p text:style-name="Preformatted_20_Text"><text:s text:c="8"/>"myclip1.mp4",</text:p>
      <text:p text:style-name="Preformatted_20_Text"><text:s text:c="8"/>"myclip2.mp4",</text:p>
      <text:p text:style-name="Preformatted_20_Text"><text:s text:c="8"/>"myclip3.mp4",</text:p>
      <text:p text:style-name="Preformatted_20_Text"><text:s text:c="8"/>"myclip4.mp4",</text:p>
      <text:p text:style-name="Preformatted_20_Text"><text:s text:c="4"/>]</text:p>
      <text:p text:style-name="Preformatted_20_Text"><text:s text:c="4"/>clips = [VideoFileClip(file) for file in files]</text:p>
      <text:p text:style-name="Preformatted_20_Text"><text:s text:c="4"/>final = concatenate_videoclips(clips, method="compose")</text:p>
      <text:p text:style-name="P52"><text:s text:c="4"/>final.write_videofile("output.mp4")</text:p>
      <text:p text:style-name="P48"><text:soft-page-break/># Multi threaded</text:p>
      <text:p text:style-name="Preformatted_20_Text">from moviepy.multithreading import multithread_write_videofile</text:p>
      <text:p text:style-name="Preformatted_20_Text"/>
      <text:p text:style-name="Preformatted_20_Text">def concat_clips():</text:p>
      <text:p text:style-name="Preformatted_20_Text"><text:s text:c="4"/>files = [</text:p>
      <text:p text:style-name="Preformatted_20_Text"><text:s text:c="8"/>"myclip1.mp4",</text:p>
      <text:p text:style-name="Preformatted_20_Text"><text:s text:c="8"/>"myclip2.mp4",</text:p>
      <text:p text:style-name="Preformatted_20_Text"><text:s text:c="8"/>"myclip3.mp4",</text:p>
      <text:p text:style-name="Preformatted_20_Text"><text:s text:c="8"/>"myclip4.mp4",</text:p>
      <text:p text:style-name="Preformatted_20_Text"><text:s text:c="4"/>]</text:p>
      <text:p text:style-name="Preformatted_20_Text"><text:s text:c="4"/>multithread_write_videofile("output.mp4", get_final_clip, {"files": files})</text:p>
      <text:p text:style-name="Preformatted_20_Text"/>
      <text:p text:style-name="Preformatted_20_Text"/>
      <text:p text:style-name="Preformatted_20_Text">def get_final_clip(files):</text:p>
      <text:p text:style-name="Preformatted_20_Text"><text:s text:c="4"/>clips = [VideoFileClip(file) for file in files]</text:p>
      <text:p text:style-name="Preformatted_20_Text"><text:s text:c="4"/>final = concatenate_videoclips(clips, method="compose")</text:p>
      <text:p text:style-name="P52"><text:s text:c="4"/>return final</text:p>
      <text:p text:style-name="P52"><text:a xlink:type="simple" xlink:href="https://python-para-impacientes.blogspot.com/2014/08/primeros-pasos-con-ipython.html" text:style-name="Internet_20_link" text:visited-style-name="Visited_20_Internet_20_Link">https://python-para-impacientes.blogspot.com/2014/08/primeros-pasos-con-ipython.html</text:a></text:p>
      <text:p text:style-name="P6">----------------------------------------------------------------</text:p>
      <text:p text:style-name="P6"/>
      <text:p text:style-name="P7">COMANDOS BASICOS </text:p>
      <text:p text:style-name="P8">* git init Oye Git, voy a usar estos documentos contigo ¿vale?</text:p>
      <text:p text:style-name="P8">* git add &lt;file&gt; Pasa los docs a staging area</text:p>
      <text:p text:style-name="P8">* git add . Pasa todos los archivos</text:p>
      <text:p text:style-name="P8">* git commit Pasa los docs de staging area a repository (Después de esto se te va a abrir el editor de código VIN en donde tendrás que escribir un comentario, si te quieres evitar abrir VIN entonces utiliza los siguientes comandos:) </text:p>
      <text:p text:style-name="P8">* git commit -m "comentario" Lo mismo que el commit regular, pero ahora no necesitas entrar a VIN</text:p>
      <text:p text:style-name="P8">* git status Ver en que status (wd, sa, r) están los docs</text:p>
      <text:p text:style-name="P8">* git push Subir los docs a un server (Github)</text:p>
      <text:p text:style-name="P8">* git pull Traer los docs de un server, traer los cambios de tus compañeros</text:p>
      <text:p text:style-name="P8">* git clone <text:a xlink:type="simple" xlink:href="https://github.com/----" text:style-name="Internet_20_link" text:visited-style-name="Visited_20_Internet_20_Link">https://github.com/----</text:a> .<text:span text:style-name="T47">git</text:span> <text:s/>Hacerte una copia de lo que está en el server a tu PC</text:p>
      <text:p text:style-name="P8">* git checkout -- &lt;file&gt; Para revertir los cambios de los archivos</text:p>
      <text:p text:style-name="P8">* git diff &lt;file&gt; Para ver las diferencias hechas en los archivos</text:p>
      <text:p text:style-name="P8">* git branch Ver las ramas que hay ("master" es la rama default)</text:p>
      <text:p text:style-name="P8">* git branch "nombre" Crear una nueva rama</text:p>
      <text:p text:style-name="P8">* git checkout "nombre" Ir a una rama en especifico</text:p>
      <text:p text:style-name="P8">* git config -- global <text:a xlink:type="simple" xlink:href="https://www.youtube.com/redirect?q=http%3A%2F%2Fuser.email%2F&amp;redir_token=BwQY_zwxVGTbL0vc0H7bwM3g2fJ8MTU1NjQ5NjA5MkAxNTU2NDA5Njky&amp;event=comments&amp;stzid=UgxK1oVy1vxyigAO5St4AaABAg" office:target-frame-name="_blank" xlink:show="new" text:style-name="Internet_20_link" text:visited-style-name="Visited_20_Internet_20_Link">user.email</text:a> "email" Para configurar email del usuario</text:p>
      <text:p text:style-name="P8">* git config -- global <text:a xlink:type="simple" xlink:href="https://www.youtube.com/redirect?q=http%3A%2F%2Fuser.name%2F&amp;redir_token=BwQY_zwxVGTbL0vc0H7bwM3g2fJ8MTU1NjQ5NjA5MkAxNTU2NDA5Njky&amp;event=comments&amp;stzid=UgxK1oVy1vxyigAO5St4AaABAg" office:target-frame-name="_blank" xlink:show="new" text:style-name="Internet_20_link" text:visited-style-name="Visited_20_Internet_20_Link">user.name</text:a> "nombre" Para configurar nombre del usuario vin</text:p>
      <text:p text:style-name="P8">Es el editor de código de git desde la consola, ahí escribes un comentario para la nueva versión que estés versionando (si no te deja escribir presiona a letra i). Cuando termines presiona esc y luego :wq (write &amp; quit)pasa salir. </text:p>
      <text:p text:style-name="P8">.gitignore Es un archivo reservado de git que tenemos que crear si queremos decirle a git los archivos que no vamos a utilizar y así decida ignorarlos. Escribe dentro de el archivo .gitignore los nombres de los archivos que desees ignorar. Nota: Las carpetas se escriben solas y los archivos con su terminación.﻿</text:p>
      <text:p text:style-name="P6"/>
      <text:p text:style-name="P6">----------------------------------------------------------------</text:p>
      <text:p text:style-name="P6">Bibliografia</text:p>
      <text:p text:style-name="P6"/>
      <text:p text:style-name="P6"><text:a xlink:type="simple" xlink:href="https://zulko.github.io/moviepy/getting_started/videoclips.html" text:style-name="Internet_20_link" text:visited-style-name="Visited_20_Internet_20_Link">https://zulko.github.io/moviepy/getting_started/videoclips.html</text:a></text:p>
      <text:p text:style-name="P21"><text:soft-page-break/>FROZEN</text:p>
      <text:p text:style-name="P6"><text:a xlink:type="simple" xlink:href="http://zulko.github.io/blog/2014/01/23/making-animated-gifs-from-video-files-with-python/" text:style-name="Internet_20_link" text:visited-style-name="Visited_20_Internet_20_Link">http://zulko.github.io/blog/2014/01/23/making-animated-gifs-from-video-files-with-python/</text:a></text:p>
      <text:p text:style-name="P6"><text:a xlink:type="simple" xlink:href="https://github.com/adaptlearning/adapt_authoring/wiki/Installing-FFmpeg" text:style-name="Internet_20_link" text:visited-style-name="Visited_20_Internet_20_Link">https://github.com/adaptlearning/adapt_authoring/wiki/Installing-FFmpeg</text:a></text:p>
      <text:p text:style-name="P6"><text:a xlink:type="simple" xlink:href="https://github.com/Zulko/moviepy/issues/906" text:style-name="Internet_20_link" text:visited-style-name="Visited_20_Internet_20_Link"><text:span text:style-name="T2">https://github.com/Zulko/moviepy/issues/906</text:span></text:a></text:p>
      <text:p text:style-name="P6"><text:a xlink:type="simple" xlink:href="https://superuser.com/questions/1402892/runtimeerror-imageio-ffmpeg-download-has-been-deprecated-use-pip-install-im" text:style-name="Internet_20_link" text:visited-style-name="Visited_20_Internet_20_Link"><text:span text:style-name="T2">https://superuser.com/questions/1402892/runtimeerror-imageio-ffmpeg-download-has-been-deprecated-use-pip-install-im</text:span></text:a></text:p>
      <text:p text:style-name="P23"/>
      <text:p text:style-name="P6"/>
      <text:p text:style-name="P6"><text:a xlink:type="simple" xlink:href="https://github.com/Zulko/moviepy/" text:style-name="Internet_20_link" text:visited-style-name="Visited_20_Internet_20_Link"><text:span text:style-name="T1">https://github.com/Zulko/moviepy/</text:span></text:a></text:p>
      <text:p text:style-name="P6"><text:a xlink:type="simple" xlink:href="https://zulko.github.io/moviepy/examples/painting_effect.html" text:style-name="Internet_20_link" text:visited-style-name="Visited_20_Internet_20_Link">https://zulko.github.io/moviepy/examples/painting_effect.html</text:a></text:p>
      <text:p text:style-name="P6"/>
      <text:p text:style-name="P6"/>
      <text:p text:style-name="P9">ejemplo:</text:p>
      <text:p text:style-name="P9"><text:a xlink:type="simple" xlink:href="https://stackoverflow.com/questions/28758474/how-to-concatenate-videos-in-moviepy" text:style-name="Internet_20_link" text:visited-style-name="Visited_20_Internet_20_Link">https://stackoverflow.com/questions/28758474/how-to-concatenate-videos-in-moviepy</text:a></text:p>
      <text:p text:style-name="P22">convertir.py</text:p>
      <text:p text:style-name="P9"><text:a xlink:type="simple" xlink:href="https://gist.github.com/michaelosthege/cd3e0c3c556b70a79deba6855deb2cc8" text:style-name="Internet_20_link" text:visited-style-name="Visited_20_Internet_20_Link">https://gist.github.com/michaelosthege/cd3e0c3c556b70a79deba6855deb2cc8</text:a></text:p>
      <text:p text:style-name="P9"/>
      <text:p text:style-name="P9"/>
      <text:p text:style-name="P42">moviepy FX proposal (normal)</text:p>
      <text:p text:style-name="P9"><text:a xlink:type="simple" xlink:href="https://www.youtube.com/watch?v=tRsvKTv-v9Q" text:style-name="Internet_20_link" text:visited-style-name="Visited_20_Internet_20_Link">https://www.youtube.com/watch?v=tRsvKTv-v9Q</text:a></text:p>
      <text:p text:style-name="P9"><text:a xlink:type="simple" xlink:href="https://github.com/Zulko/moviepy/pull/558" text:style-name="Internet_20_link" text:visited-style-name="Visited_20_Internet_20_Link">https://github.com/Zulko/moviepy/pull/558</text:a></text:p>
      <text:p text:style-name="P11">from moviepy.audio.fx.audio_levels import audio_levels </text:p>
      <text:p text:style-name="P11">from moviepy.editor import VideoFileClip </text:p>
      <text:p text:style-name="P11"/>
      <text:p text:style-name="P11">clip = VideoFileClip('example.mp4').subclip(60*2, (60*2)+10) </text:p>
      <text:p text:style-name="P11">clip = clip.fx(audio_levels, [(0, 0), (2, 0.5), (5, 1), (7, 0), (8, 1), (9, 0), (10, 1)]) </text:p>
      <text:p text:style-name="P11">clip.write_videofile("normal.mp4")</text:p>
      <text:p text:style-name="P9"/>
      <text:p text:style-name="P9"/>
      <text:p text:style-name="P9"><text:a xlink:type="simple" xlink:href="https://www.youtube.com/watch?v=LegsS62pZTM" text:style-name="Internet_20_link" text:visited-style-name="Visited_20_Internet_20_Link">https://www.youtube.com/watch?v=LegsS62pZTM</text:a></text:p>
      <text:p text:style-name="P10">MoviePy Text MaskingTest </text:p>
      <text:p text:style-name="P10"/>
      <text:p text:style-name="P10">from moviepy.editor import * </text:p>
      <text:p text:style-name="P10"><text:a xlink:type="simple" xlink:href="https://www.youtube.com/results?search_query=%23Rendered" text:style-name="Internet_20_link" text:visited-style-name="Visited_20_Internet_20_Link">#Rendered</text:a> video from AE with RGB+Alpha </text:p>
      <text:p text:style-name="P10">mask = VideoFileClip("blueBox.mov", has_mask=True).mask </text:p>
      <text:p text:style-name="P10">video1 = TextClip("Hello world", fontsize=100, color="red", font="EndzoneTechCond-Bold.otf") </text:p>
      <text:p text:style-name="P10"># Created blank video for the background layer </text:p>
      <text:p text:style-name="P10">video2 = VideoFileClip("blackBox.mov") </text:p>
      <text:p text:style-name="P10"><text:a xlink:type="simple" xlink:href="https://www.youtube.com/results?search_query=%23Place" text:style-name="Internet_20_link" text:visited-style-name="Visited_20_Internet_20_Link">#Place</text:a> the video1 on top of video2 while also applying the mask to video1. </text:p>
      <text:p text:style-name="P10">final_video = CompositeVideoClip([video2,video1.set_mask(mask)]) </text:p>
      <text:p text:style-name="P10"><text:a xlink:type="simple" xlink:href="https://www.youtube.com/results?search_query=%23you" text:style-name="Internet_20_link" text:visited-style-name="Visited_20_Internet_20_Link">#you</text:a> could remove the audio information but I just copied this from an older file so I left it on </text:p>
      <text:p text:style-name="P10">final_video.set_duration(10).write_videofile("maskingTest.mp4", </text:p>
      <text:p text:style-name="P10">fps=30,codec='mpeg4',bitrate="4000k",audio_codec="m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00:01:42.036844611</meta:creation-date>
    <dc:date>2019-06-07T15:51:22.199426275</dc:date>
    <meta:editing-duration>PT20H26M24S</meta:editing-duration>
    <meta:editing-cycles>54</meta:editing-cycles>
    <meta:generator>LibreOffice/6.0.7.3$Linux_X86_64 LibreOffice_project/00m0$Build-3</meta:generator>
    <meta:document-statistic meta:table-count="0" meta:image-count="0" meta:object-count="0" meta:page-count="6" meta:paragraph-count="239" meta:word-count="1383" meta:character-count="11843" meta:non-whitespace-character-count="10418"/>
  </office:meta>
</office:document-meta>
</file>